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normal" fo:font-family="Calibri" style:font-family-asian="Calibri" style:font-family-complex="Calibri" fo:background-color="transparent" style:use-window-font-color="true" fo:font-style="italic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normal" fo:font-family="Calibri" style:font-family-asian="Calibri" style:font-family-complex="Calibri" fo:background-color="transparent" style:use-window-font-color="true" fo:font-style="italic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6" style:family="text">
      <style:text-properties fo:font-size="14.00pt" fo:font-weight="normal" fo:font-family="Calibri" style:font-family-asian="Calibri" style:font-family-complex="Calibri" fo:background-color="transparent" style:use-window-font-color="true" fo:font-style="italic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2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Little Chef Hints And Tips</text:span></text:p>
      <text:p text:style-name="P1"><text:span text:style-name="T2"/></text:p>
      <text:p text:style-name="P1"><text:span text:style-name="T2">This is a minimal spoilers hints and tips guide for the game Little Chef 1 by Julien truebiger &amp; Danny van Duist. The Art was created by Hello Erika.</text:span></text:p>
      <text:p text:style-name="P1"><text:span text:style-name="T2">The game can be found at:<text:s/></text:span><text:a xlink:href="https://truebiger.itch.io/little-chef"><text:span text:style-name="T3">https://truebiger.itch.io/little-chef</text:span></text:a><text:span text:style-name="T4"/></text:p>
      <text:p text:style-name="P1"><text:span text:style-name="T4"/></text:p>
      <text:p text:style-name="P1"><text:span text:style-name="T5">Tips</text:span><text:span text:style-name="T6"/></text:p>
      <text:p text:style-name="P1"><text:span text:style-name="T7">Have you checked all the lids?</text:span></text:p>
      <text:p text:style-name="P1"><text:span text:style-name="T7">Have You Tried The Plants?</text:span></text:p>
      <text:p text:style-name="P1"><text:span text:style-name="T7"/></text:p>
      <text:p text:style-name="P1"><text:span text:style-name="T8">Hints</text:span><text:span text:style-name="T9"/></text:p>
      <text:p text:style-name="P1"><text:span text:style-name="T9">Recipes</text:span><text:span text:style-name="T10"/></text:p>
      <text:p text:style-name="P1"><text:span text:style-name="T11">Flat Bread = ?</text:span></text:p>
      <text:p text:style-name="P1"><text:span text:style-name="T11">Granola = ?</text:span></text:p>
      <text:p text:style-name="P1"><text:span text:style-name="T11">Plain Porridge = ? x ?</text:span></text:p>
      <text:p text:style-name="P1"><text:span text:style-name="T11">Banana Porridge = ? x ? x ?</text:span></text:p>
      <text:p text:style-name="P1"><text:span text:style-name="T11">Blueberry porridge = ? x ? x ?</text:span></text:p>
      <text:p text:style-name="P1"><text:span text:style-name="T11">Blueberry Banana Porridge = ? x ? x ? x ?</text:span></text:p>
      <text:p text:style-name="P1"><text:span text:style-name="T11">Healthy Banana Pancakes = ? x ? x ? x ? x ?</text:span></text:p>
      <text:p text:style-name="P1"><text:span text:style-name="T11">Healthy Blueberry Pancakes = ? x ? x ? x ? x ?</text:span></text:p>
      <text:p text:style-name="P1"><text:span text:style-name="T11">Boiled Egg = ?</text:span></text:p>
      <text:p text:style-name="P1"><text:span text:style-name="T11">Sunny Side Up Egg = ? x ?</text:span></text:p>
      <text:p text:style-name="P1"><text:span text:style-name="T11">Pancakes = ? x ? x ? x ?</text:span></text:p>
      <text:p text:style-name="P1"><text:span text:style-name="T11">Banana Pancakes = ? x ? x ? x ? x ?</text:span></text:p>
      <text:p text:style-name="P1"><text:span text:style-name="T11">Blueberry Pancakes = ? x ? x ? x ? x ?</text:span></text:p>
      <text:p text:style-name="P1"><text:span text:style-name="T11">Quiche = ? x ? x ? x ?</text:span></text:p>
      <text:p text:style-name="P1"><text:span text:style-name="T11">Mug Cake = ? x ? x ? x ? x ?</text:span></text:p>
      <text:p text:style-name="P1"><text:span text:style-name="T11">Salami Rose = ?</text:span></text:p>
      <text:p text:style-name="P1"><text:span text:style-name="T11">Charcuterie Board = ? x ?</text:span></text:p>
      <text:p text:style-name="P1"><text:span text:style-name="T11">Ghee = ?</text:span></text:p>
      <text:p text:style-name="P1"><text:span text:style-name="T11">Blueberry Jam = ?</text:span></text:p>
      <text:p text:style-name="P1"><text:span text:style-name="T11">Baked Banana = ?</text:span></text:p>
      <text:p text:style-name="P1"><text:span text:style-name="T11">Fried Banana = ? x ?</text:span></text:p>
      <text:p text:style-name="P1"><text:span text:style-name="T11">Fruit Salad = ? x ?</text:span></text:p>
      <text:p text:style-name="P1"><text:span text:style-name="T11">Hot Milk = ?</text:span></text:p>
      <text:p text:style-name="P1"><text:span text:style-name="T11">Blueberry Milk = ? x ?</text:span></text:p>
      <text:p text:style-name="P1"><text:span text:style-name="T11">Banana Milk = ? x ?</text:span></text:p>
      <text:p text:style-name="P1"><text:span text:style-name="T11">Smoothie = ? x ? x ?</text:span></text:p>
      <text:p text:style-name="P1"><text:span text:style-name="T11">Fondue = ?</text:span></text:p>
      <text:p text:style-name="P1"><text:span text:style-name="T11">Burned Toast = ?</text:span></text:p>
      <text:p text:style-name="P1"><text:span text:style-name="T11">Crispy Toast = ? x ?</text:span></text:p>
      <text:p text:style-name="P1"><text:span text:style-name="T11">Banana Bread = ? x ?</text:span></text:p>
      <text:p text:style-name="P1"><text:span text:style-name="T11">French Toast = ? x ? x ? x ?</text:span></text:p>
      <text:p text:style-name="P1"><text:span text:style-name="T11">Banana French Toast = ? x ? x ? x ? x ?</text:span></text:p>
      <text:p text:style-name="P1"><text:span text:style-name="T11">Blueberry French Toast = ? x ? x ? x ? x ?</text:span></text:p>
      <text:p text:style-name="P1"><text:span text:style-name="T11">Egg Sandwhich = ? X ? x ?</text:span></text:p>
      <text:p text:style-name="P1"><text:span text:style-name="T11">Cheese Sandwich = ? x ? x ?</text:span></text:p>
      <text:p text:style-name="P1"><text:span text:style-name="T11">Salami Sanwich = ? x ? x ?</text:span></text:p>
      <text:p text:style-name="P1"><text:span text:style-name="T11">Egg Cheese Sandwich = ? x ? x ? x ?</text:span></text:p>
      <text:p text:style-name="P1"><text:span text:style-name="T11">Egg Salami Sandwich = ? x ? x ? x ?</text:span></text:p>
      <text:p text:style-name="P1"><text:span text:style-name="T11">Cheese Salami Sandwich = ? x ? x ? x ?</text:span></text:p>
      <text:p text:style-name="P1"><text:span text:style-name="T11">Egg Cheese Salami Sandwich = ? x ? x ? x ? x ?</text:span><text:span text:style-name="T12"/></text:p>
      <text:p text:style-name="P1"><text:span text:style-name="T12"/></text:p>
      <text:p text:style-name="P1"><text:span text:style-name="T13">Messes</text:span></text:p>
      <text:p text:style-name="P1"><text:span text:style-name="T14">Food Monster = ? x ? x ? x ?</text:span></text:p>
      <text:p text:style-name="P1"><text:span text:style-name="T14">Salty Mess = ? + 4 other random items</text:span></text:p>
      <text:p text:style-name="P1"><text:span text:style-name="T14">Flowery Mess = ? + 4 other random items</text:span></text:p>
      <text:p text:style-name="P1"><text:span text:style-name="T14">Bland Sandwich = ? + 4 other random items</text:span></text:p>
      <text:p text:style-name="P1"><text:span text:style-name="T14">Mess In A Mug = ? + 4 other random items</text:span></text:p>
      <text:p text:style-name="P1"><text:span text:style-name="T14">Food Drawing = ? + 4 other random items</text:span></text:p>
      <text:p text:style-name="P1"><text:span text:style-name="T14">A Painting = ? x ? x ? x ?</text:span></text:p>
      <text:p text:style-name="P1"><text:span text:style-name="T14">Fancy Mess = ? + 4 other random items</text:span></text:p>
      <text:p text:style-name="P1"><text:span text:style-name="T14">Baby Groot = ? + 4 other random items</text:span></text:p>
      <text:p text:style-name="P1"><text:span text:style-name="T14">Covered Mess = ? + 4 other random items</text:span></text:p>
      <text:p text:style-name="P1"><text:span text:style-name="T14">Getting Mugged = ? + 4 other random items</text:span></text:p>
      <text:p text:style-name="P1"><text:span text:style-name="T14">Nothing = </text:span></text:p>
      <text:p text:style-name="P1"><text:span text:style-name="T14">Scary Porridge = ? + 4 other random items</text:span></text:p>
      <text:p text:style-name="P1"><text:span text:style-name="T14">Banana Mess = ? + 4 other random items</text:span></text:p>
      <text:p text:style-name="P1"><text:span text:style-name="T14">Blueberry Mess = ? + 4 other random items</text:span></text:p>
      <text:p text:style-name="P1"><text:span text:style-name="T14">Eggy Mess = ? + 4 other random items</text:span></text:p>
      <text:p text:style-name="P1"><text:span text:style-name="T14">Monster Smoothie = ? + 4 other random items</text:span></text:p>
      <text:p text:style-name="P1"><text:span text:style-name="T15"/></text:p>
      <text:p text:style-name="P1"><text:span text:style-name="T16">Extra Hints</text:span><text:span text:style-name="T17"/></text:p>
      <text:p text:style-name="P1"><text:span text:style-name="T17">Recipes</text:span><text:span text:style-name="T18"/></text:p>
      <text:p text:style-name="P1"><text:span text:style-name="T19">Flat Bread = B?</text:span></text:p>
      <text:p text:style-name="P1"><text:span text:style-name="T19">Granola = O?</text:span></text:p>
      <text:p text:style-name="P1"><text:span text:style-name="T19">Plain Porridge = O? x M?</text:span></text:p>
      <text:p text:style-name="P1"><text:span text:style-name="T19">Banana Porridge = O? x M? x B?</text:span></text:p>
      <text:p text:style-name="P1"><text:span text:style-name="T19">Blueberry porridge = O? x M? x B?</text:span></text:p>
      <text:p text:style-name="P1"><text:span text:style-name="T19">Blueberry Banana Porridge = O? x M? x B? x B?</text:span></text:p>
      <text:p text:style-name="P1"><text:span text:style-name="T19">Healthy Banana Pancakes = E? x B? x O? x M? x B?</text:span></text:p>
      <text:p text:style-name="P1"><text:span text:style-name="T19">Healthy Blueberry Pancakes = E? x B? x O? x M? x B?</text:span></text:p>
      <text:p text:style-name="P1"><text:span text:style-name="T19">Boiled Egg = E?</text:span></text:p>
      <text:p text:style-name="P1"><text:span text:style-name="T19">Sunny Side Up Egg = E? x B?</text:span></text:p>
      <text:p text:style-name="P1"><text:span text:style-name="T19">Pancakes = E? x B? x F? x M?</text:span></text:p>
      <text:p text:style-name="P1"><text:span text:style-name="T19">Banana Pancakes = E? x B? x F? x M? x B?</text:span></text:p>
      <text:p text:style-name="P1"><text:span text:style-name="T19">Blueberry Pancakes = E? x B? x F? x M? x B?</text:span></text:p>
      <text:p text:style-name="P1"><text:span text:style-name="T19">Quiche = E? x B? x F? x C?</text:span></text:p>
      <text:p text:style-name="P1"><text:span text:style-name="T19">Mug Cake = E? x M? x B? x F? x M?</text:span></text:p>
      <text:p text:style-name="P1"><text:span text:style-name="T19">Salami Rose = S?</text:span></text:p>
      <text:p text:style-name="P1"><text:span text:style-name="T19">Charcuterie Board = S? x C?</text:span></text:p>
      <text:p text:style-name="P1"><text:span text:style-name="T19">Ghee = B?</text:span></text:p>
      <text:p text:style-name="P1"><text:span text:style-name="T19">Blueberry Jam = B?</text:span></text:p>
      <text:p text:style-name="P1"><text:span text:style-name="T19">Baked Banana = B?</text:span></text:p>
      <text:p text:style-name="P1"><text:span text:style-name="T19">Fried Banana = B? x B?</text:span></text:p>
      <text:p text:style-name="P1"><text:span text:style-name="T19">Fruit Salad = B? x B?</text:span></text:p>
      <text:p text:style-name="P1"><text:span text:style-name="T19">Hot Milk = M?</text:span></text:p>
      <text:p text:style-name="P1"><text:span text:style-name="T19">Blueberry Milk = M? x B?</text:span></text:p>
      <text:p text:style-name="P1"><text:span text:style-name="T19">Banana Milk = M? x B?</text:span></text:p>
      <text:p text:style-name="P1"><text:span text:style-name="T19">Smoothie = M? x B? x B?</text:span></text:p>
      <text:p text:style-name="P1"><text:span text:style-name="T19">Fondue = C?</text:span></text:p>
      <text:p text:style-name="P1"><text:span text:style-name="T19">Burned Toast = B?</text:span></text:p>
      <text:p text:style-name="P1"><text:span text:style-name="T19">Crispy Toast = B? x B?</text:span></text:p>
      <text:p text:style-name="P1"><text:span text:style-name="T19">Banana Bread = B? x B?</text:span></text:p>
      <text:p text:style-name="P1"><text:span text:style-name="T19">French Toast = B? x M? x E? x B?</text:span></text:p>
      <text:p text:style-name="P1"><text:span text:style-name="T19">Banana French Toast = B? x M? x E? x B? x B?</text:span></text:p>
      <text:p text:style-name="P1"><text:span text:style-name="T19">Blueberry French Toast = B? x M? x E? x B? x B?</text:span></text:p>
      <text:p text:style-name="P1"><text:span text:style-name="T19">Egg Sandwhich = B? X B? x E?</text:span></text:p>
      <text:p text:style-name="P1"><text:span text:style-name="T19">Cheese Sandwich = B? x B? x C?</text:span></text:p>
      <text:p text:style-name="P1"><text:span text:style-name="T19">Salami Sanwich = B? x B? x S?</text:span></text:p>
      <text:p text:style-name="P1"><text:span text:style-name="T19">Egg Cheese Sandwich = B? x B? x E? x C?</text:span></text:p>
      <text:p text:style-name="P1"><text:span text:style-name="T19">Egg Salami Sandwich = B? x B? x E? x S?</text:span></text:p>
      <text:p text:style-name="P1"><text:span text:style-name="T19">Cheese Salami Sandwich = B? x B? x C? x S?</text:span></text:p>
      <text:p text:style-name="P1"><text:span text:style-name="T19">Egg Cheese Salami Sandwich = B? x B? x E? x C? x S?</text:span><text:span text:style-name="T20"/></text:p>
      <text:p text:style-name="P1"><text:span text:style-name="T21"/></text:p>
      <text:p text:style-name="P1"><text:span text:style-name="T21">Messes</text:span></text:p>
      <text:p text:style-name="P1"><text:span text:style-name="T22">Food Monster = S? x F? x B? x C?</text:span></text:p>
      <text:p text:style-name="P1"><text:span text:style-name="T22">Salty Mess = S? + 4 other random items</text:span></text:p>
      <text:p text:style-name="P1"><text:span text:style-name="T22">Flowery Mess = F? + 4 other random items</text:span></text:p>
      <text:p text:style-name="P1"><text:span text:style-name="T22">Bland Sandwich = B? + 4 other random items</text:span></text:p>
      <text:p text:style-name="P1"><text:span text:style-name="T22">Mess In A Mug = M? + 4 other random items</text:span></text:p>
      <text:p text:style-name="P1"><text:span text:style-name="T22">Food Drawing = C? + 4 other random items</text:span></text:p>
      <text:p text:style-name="P1"><text:span text:style-name="T22">A Painting = C? x C? x C? x C?</text:span></text:p>
      <text:p text:style-name="P1"><text:span text:style-name="T22">Fancy Mess = L? + 4 other random items</text:span></text:p>
      <text:p text:style-name="P1"><text:span text:style-name="T22">Baby Groot = F? + 4 other random items</text:span></text:p>
      <text:p text:style-name="P1"><text:span text:style-name="T22">Covered Mess = GL? + 4 other random items</text:span></text:p>
      <text:p text:style-name="P1"><text:span text:style-name="T22">Getting Mugged = M? + 4 other random items</text:span></text:p>
      <text:p text:style-name="P1"><text:span text:style-name="T22">Nothing = </text:span></text:p>
      <text:p text:style-name="P1"><text:span text:style-name="T22">Scary Porridge = O? + 4 other random items</text:span></text:p>
      <text:p text:style-name="P1"><text:span text:style-name="T22">Banana Mess = B? + 4 other random items</text:span></text:p>
      <text:p text:style-name="P1"><text:span text:style-name="T22">Blueberry Mess = B? + 4 other random items</text:span></text:p>
      <text:p text:style-name="P1"><text:span text:style-name="T22">Eggy Mess = E? + 4 other random items</text:span></text:p>
      <text:p text:style-name="P1"><text:span text:style-name="T22">Monster Smoothie = M? + 4 other random items</text:span></text:p>
      <text:p text:style-name="P1"><text:span text:style-name="T2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